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77cm" fo:min-width="0.775cm"/>
    </style:style>
    <style:style style:name="P1" style:family="paragraph">
      <style:paragraph-properties fo:margin-left="0cm" fo:margin-right="0cm" fo:text-align="center" fo:text-indent="0cm"/>
      <style:text-properties fo:font-size="24pt" fo:font-weight="bold" style:font-size-asian="24pt" style:font-weight-asian="bold" style:font-size-complex="24pt" style:font-weight-complex="bold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2.54cm" svg:x="1cm" svg:y="2.905cm">
          <text:p text:style-name="P1"><text:span text:style-name="T1">f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2.54cm" svg:x="9.89cm" svg:y="2.905cm">
          <text:p text:style-name="P3"><text:span text:style-name="T1">f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81cm" svg:height="2.54cm" svg:x="5.445cm" svg:y="2.905cm">
          <text:p text:style-name="P3"><text:span text:style-name="T1">e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2.54cm" svg:x="14.335cm" svg:y="2.905cm">
          <text:p text:style-name="P3"><text:span text:style-name="T1">f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81cm" svg:height="2.54cm" svg:x="18.78cm" svg:y="2.905cm">
          <text:p text:style-name="P3"><text:span text:style-name="T1">f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81cm" svg:height="2.54cm" svg:x="23.13cm" svg:y="2.905cm">
          <text:p text:style-name="P3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81cm" svg:height="2.54cm" svg:x="1cm" svg:y="7.35cm">
          <text:p text:style-name="P3"><text:span text:style-name="T1">-1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2.54cm" svg:x="9.89cm" svg:y="7.35cm">
          <text:p text:style-name="P3"><text:span text:style-name="T1">-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81cm" svg:height="2.54cm" svg:x="5.445cm" svg:y="7.35cm">
          <text:p text:style-name="P3"><text:span text:style-name="T1">-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2.54cm" svg:x="14.335cm" svg:y="7.35cm">
          <text:p text:style-name="P3"><text:span text:style-name="T1">-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81cm" svg:height="2.54cm" svg:x="18.78cm" svg:y="7.35cm">
          <text:p text:style-name="P3"><text:span text:style-name="T1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81cm" svg:height="2.54cm" svg:x="23.13cm" svg:y="7.35cm">
          <text:p text:style-name="P3"><text:span text:style-name="T1">-8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2.905cm" svg:y1="5.445cm" svg:x2="7.35cm" svg:y2="7.35cm">
          <text:p/>
        </draw:line>
        <draw:line draw:style-name="gr3" draw:text-style-name="P4" draw:layer="layout" svg:x1="7.35cm" svg:y1="5.445cm" svg:x2="2.905cm" svg:y2="7.35cm">
          <text:p/>
        </draw:line>
        <draw:line draw:style-name="gr3" draw:text-style-name="P4" draw:layer="layout" svg:x1="11.795cm" svg:y1="5.445cm" svg:x2="16.24cm" svg:y2="7.35cm">
          <text:p/>
        </draw:line>
        <draw:line draw:style-name="gr3" draw:text-style-name="P4" draw:layer="layout" svg:x1="16.24cm" svg:y1="5.445cm" svg:x2="11.795cm" svg:y2="7.35cm">
          <text:p/>
        </draw:line>
        <draw:line draw:style-name="gr3" draw:text-style-name="P4" draw:layer="layout" svg:x1="20.685cm" svg:y1="5.445cm" svg:x2="25.13cm" svg:y2="7.35cm">
          <text:p/>
        </draw:line>
        <draw:line draw:style-name="gr3" draw:text-style-name="P4" draw:layer="layout" svg:x1="25.13cm" svg:y1="5.445cm" svg:x2="20.685cm" svg:y2="7.35cm">
          <text:p/>
        </draw:line>
        <draw:frame draw:style-name="gr4" draw:text-style-name="P5" draw:layer="layout" svg:width="3.81cm" svg:height="1.195cm" svg:x="7.619cm" svg:y="6.035cm">
          <draw:text-box>
            <text:p text:style-name="P5"><text:span text:style-name="T1">od -t d1</text:span></text:p>
          </draw:text-box>
        </draw:frame>
        <draw:frame draw:style-name="gr4" draw:text-style-name="P5" draw:layer="layout" svg:width="3.175cm" svg:height="1.195cm" svg:x="7.985cm" svg:y="1.635cm">
          <draw:text-box>
            <text:p text:style-name="P5"><text:span text:style-name="T1">od -t 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2.7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10-06-01T09:12:22</meta:creation-date>
    <dc:date>2010-06-01T10:01:53</dc:date>
    <meta:editing-cycles>4</meta:editing-cycles>
    <meta:editing-duration>PT49M32S</meta:editing-duration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